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pan text:style-name="Strong_20_Emphasis">The Spirit Guide</text:span></text:h>
      <text:p text:style-name="Text_20_body"><text:span text:style-name="Strong_20_Emphasis">The Player’s Avatar in the World of Lucretia</text:span></text:p>
      <text:p text:style-name="Horizontal_20_Line"/>
      <text:h text:style-name="Heading_20_3" text:outline-level="3">🧿 <text:span text:style-name="Strong_20_Emphasis">Essence:</text:span></text:h>
      <text:p text:style-name="Text_20_body">An enigmatic, incorporeal being of unknown origin, the Spirit Guide is the player’s presence in the world—a mysterious entity bound by fate to guide the heroines in their struggle against Sarmella and the villainesses.</text:p>
      <text:p text:style-name="Text_20_body">They possess no body, no name, and no memory of their true nature—only a compulsion to act.</text:p>
      <text:p text:style-name="Horizontal_20_Line"/>
      <text:h text:style-name="Heading_20_3" text:outline-level="3">✨ <text:span text:style-name="Strong_20_Emphasis">Appearance &amp; Perception:</text:span></text:h>
      <text:list text:style-name="L1">
        <text:list-item>
          <text:p text:style-name="P1"><text:span text:style-name="Strong_20_Emphasis">To the unbonded (NPCs, commoners, enemies):</text:span><text:line-break/>A <text:span text:style-name="Strong_20_Emphasis">glowing, floating orb of magical light</text:span>, often trailing soft visual effects and emitting faint sounds—harmonic chimes, arcane whispers, or static crackles. Their speech is unintelligible, heard only as magical “chittering.”</text:p>
        </text:list-item>
        <text:list-item>
          <text:p text:style-name="P1"><text:span text:style-name="Strong_20_Emphasis">To the bonded heroines:</text:span><text:line-break/>A <text:span text:style-name="Strong_20_Emphasis">unique and highly personal vision</text:span> based on the heroine’s personality and subconscious. Examples include:</text:p>
          <text:list>
            <text:list-item>
              <text:p text:style-name="P1">Celestina sees a chibi eldritch plush.</text:p>
            </text:list-item>
            <text:list-item>
              <text:p text:style-name="P1">A knightly heroine sees a ghostly armored figure.</text:p>
            </text:list-item>
            <text:list-item>
              <text:p text:style-name="P1">A childlike heroine might see a glowing stuffed animal.</text:p>
            </text:list-item>
          </text:list>
        </text:list-item>
      </text:list>
      <text:p text:style-name="Text_20_body">Each heroine’s perception is <text:span text:style-name="Strong_20_Emphasis">referred to in dialogue</text:span> but never shown directly, reinforcing the spirit’s mysterious, shifting nature.</text:p>
      <text:p text:style-name="Horizontal_20_Line"/>
      <text:h text:style-name="Heading_20_3" text:outline-level="3">🗣️ <text:span text:style-name="Strong_20_Emphasis">Communication:</text:span></text:h>
      <text:list text:style-name="L2">
        <text:list-item>
          <text:p text:style-name="P2"><text:span text:style-name="Strong_20_Emphasis">Only bonded heroines can understand and converse</text:span> with the Spirit normally.</text:p>
        </text:list-item>
        <text:list-item>
          <text:p text:style-name="P2"><text:span text:style-name="Strong_20_Emphasis">Others cannot hear its true voice</text:span>, though they may sense its emotional intent or presence.</text:p>
        </text:list-item>
        <text:list-item>
          <text:p text:style-name="P2">NPCs sometimes comment on the heroines “talking to air” or describe the orb as “unnerving,” “cute,” or “divinely strange.”</text:p>
        </text:list-item>
      </text:list>
      <text:p text:style-name="Horizontal_20_Line"/>
      <text:h text:style-name="Heading_20_3" text:outline-level="3"><text:soft-page-break/>🎮 <text:span text:style-name="Strong_20_Emphasis">Gameplay Role:</text:span></text:h>
      <text:list text:style-name="L3">
        <text:list-item>
          <text:p text:style-name="P3">Justifies <text:span text:style-name="Strong_20_Emphasis">player omnipresence</text:span>, ability to control heroines across the map, and manage armies, cards, and strategic decisions.</text:p>
        </text:list-item>
        <text:list-item>
          <text:p text:style-name="P3">Serves as the anchor for <text:span text:style-name="Strong_20_Emphasis">dialogue choices, story progression, and heroine switching</text:span>.</text:p>
        </text:list-item>
        <text:list-item>
          <text:p text:style-name="P3">May be referenced in <text:span text:style-name="Strong_20_Emphasis">story events</text:span>, lore, and personal heroine interactions.</text:p>
        </text:list-item>
        <text:list-item>
          <text:p text:style-name="P3">Potentially evolves with <text:span text:style-name="Strong_20_Emphasis">new powers, deeper bonds, or memory fragments</text:span> over the course of the game.</text:p>
        </text:list-item>
      </text:list>
      <text:p text:style-name="Horizontal_20_Line"/>
      <text:h text:style-name="Heading_20_3" text:outline-level="3">🔮 <text:span text:style-name="Strong_20_Emphasis">Lore Potential:</text:span></text:h>
      <text:list text:style-name="L4">
        <text:list-item>
          <text:p text:style-name="P4">The Spirit’s true nature is unknown—even to itself.<text:line-break/>Theories range from:</text:p>
          <text:list>
            <text:list-item>
              <text:p text:style-name="P4">A remnant of a fallen deity</text:p>
            </text:list-item>
            <text:list-item>
              <text:p text:style-name="P4">A splinter of Sarmella’s lost humanity</text:p>
            </text:list-item>
            <text:list-item>
              <text:p text:style-name="P4">A forgotten champion cursed to linger</text:p>
            </text:list-item>
          </text:list>
        </text:list-item>
        <text:list-item>
          <text:p text:style-name="P4">Its bond with the heroines may be <text:span text:style-name="Strong_20_Emphasis">the key to unlocking its purpose and power</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15:08:34.956204976</meta:creation-date>
    <dc:date>2025-07-04T15:08:59.278438330</dc:date>
    <meta:editing-duration>PT24S</meta:editing-duration>
    <meta:editing-cycles>1</meta:editing-cycles>
    <meta:document-statistic meta:table-count="0" meta:image-count="0" meta:object-count="0" meta:page-count="2" meta:paragraph-count="27" meta:word-count="340" meta:character-count="2065" meta:non-whitespace-character-count="1773"/>
    <meta:generator>LibreOffice/25.2.4.3$Linux_X86_64 LibreOffice_project/520$Build-3</meta:generator>
  </office:meta>
</office:document-meta>
</file>